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1" fo:font-weight="bold" officeooo:rsid="005c2dc3" officeooo:paragraph-rsid="005c2dc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5c2dc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5c96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62949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2dc3" officeooo:paragraph-rsid="00637cb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c2dc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dac6b" officeooo:paragraph-rsid="005c96b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48862b" officeooo:paragraph-rsid="005c2dc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96bd" officeooo:paragraph-rsid="005c96b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96bd" officeooo:paragraph-rsid="00637c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a8e2" officeooo:paragraph-rsid="005ca8e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a8e2" officeooo:paragraph-rsid="005e342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629495" officeooo:paragraph-rsid="0062949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2dc3" officeooo:paragraph-rsid="005c2dc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96bd" officeooo:paragraph-rsid="005c96b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a8e2" officeooo:paragraph-rsid="005ca8e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ca8e2" officeooo:paragraph-rsid="005ca8e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bold" officeooo:rsid="005ca8e2" officeooo:paragraph-rsid="005ca8e2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2dc3" officeooo:paragraph-rsid="005c2dc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size="12pt" fo:font-weight="bold" officeooo:rsid="005c96bd" officeooo:paragraph-rsid="005c96b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weight="normal" officeooo:rsid="005c96bd" officeooo:paragraph-rsid="005c96bd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1e03e6a" officeooo:paragraph-rsid="0063ae1e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Serif1" fo:font-size="10pt" fo:font-style="normal" fo:font-weight="normal" officeooo:rsid="0063ffaa" officeooo:paragraph-rsid="0063ffaa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45a91a" officeooo:paragraph-rsid="005c96bd" style:font-name-asian="SimSun" style:font-size-asian="12pt" style:font-weight-asian="normal" style:font-name-complex="Mang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05ca8e2" officeooo:paragraph-rsid="005ca8e2" style:font-size-asian="12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63ae1e" style:font-weight-asian="bold" style:font-weight-complex="bold"/>
    </style:style>
    <style:style style:name="T4" style:family="text">
      <style:text-properties officeooo:rsid="005c2dc3"/>
    </style:style>
    <style:style style:name="T5" style:family="text">
      <style:text-properties officeooo:rsid="0057388f"/>
    </style:style>
    <style:style style:name="T6" style:family="text">
      <style:text-properties style:font-name="Liberation Serif" officeooo:rsid="005500b8"/>
    </style:style>
    <style:style style:name="T7" style:family="text">
      <style:text-properties style:font-name="Symbol" officeooo:rsid="005c2dc3" style:font-name-asian="Symbol" style:font-name-complex="Symbol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5c2dc3"/>
    </style:style>
    <style:style style:name="T10" style:family="text">
      <style:text-properties fo:color="#ff3333"/>
    </style:style>
    <style:style style:name="T11" style:family="text">
      <style:text-properties officeooo:rsid="005e3421"/>
    </style:style>
    <style:style style:name="T12" style:family="text">
      <style:text-properties officeooo:rsid="0061e172"/>
    </style:style>
    <style:style style:name="T13" style:family="text">
      <style:text-properties officeooo:rsid="0061e551"/>
    </style:style>
    <style:style style:name="T14" style:family="text">
      <style:text-properties officeooo:rsid="00629495"/>
    </style:style>
    <style:style style:name="T15" style:family="text">
      <style:text-properties officeooo:rsid="00637cb1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840c47"/>
    </style:style>
    <style:style style:name="T18" style:family="text">
      <style:text-properties officeooo:rsid="01cdb0b8"/>
    </style:style>
    <style:style style:name="T19" style:family="text">
      <style:text-properties officeooo:rsid="0063ae1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efinition</text:p>
      <text:p text:style-name="P4"/>
      <text:p text:style-name="P9">Eine „<text:span text:style-name="T4">kontextfreie</text:span> Grammatik“ darf nur bestimmte <text:span text:style-name="T5">Produktions</text:span>regeln enthalten:</text:p>
      <text:p text:style-name="P9"/>
      <text:p text:style-name="P10"><text:tab/>A → <text:span text:style-name="T4">w, <text:s text:c="2"/>mit A </text:span><text:span text:style-name="T7"></text:span> <text:span text:style-name="T4">N und w </text:span><text:span text:style-name="T7"> </text:span><text:span text:style-name="T4">(T </text:span><text:span text:style-name="T7"></text:span><text:span text:style-name="T4"> N)</text:span><text:span text:style-name="T9">+</text:span><text:span text:style-name="T4">.</text:span></text:p>
      <text:p text:style-name="P9"/>
      <text:p text:style-name="P5">Außerdem ist die Regel S → <text:span text:style-name="T6">ε</text:span> zulässig, wenn S nie auf der rechten Seite einer Produktion auftritt.</text:p>
      <text:p text:style-name="P5"/>
      <text:p text:style-name="P5">Das bedeutet: auf der linken Seite einer Produktion steht immer genau ein Nichtterminal.</text:p>
      <text:p text:style-name="P5">Auf der rechten Seite kann eine beliebige Folge von Terminalen und Nichtterminalen stehen (mindestens jedoch ein Symbol), mit der Ausnahme S → <text:span text:style-name="T6">ε</text:span>.</text:p>
      <text:p text:style-name="P5"/>
      <text:p text:style-name="P16">Im Unterschied zu regulären Grammatiken sind also z.B. Regeln möglich wie</text:p>
      <text:p text:style-name="P7"><text:span text:style-name="T14">A</text:span> → <text:span text:style-name="T14">bCdEFgh</text:span></text:p>
      <text:p text:style-name="P5"/>
      <text:p text:style-name="P6"/>
      <text:p text:style-name="P17">Beispiel 1: „einfache deutsche Sätze“</text:p>
      <text:p text:style-name="P5"/>
      <text:p text:style-name="P5">Die Grammatik aus dem AB zum Einstieg zu diesem Thema ist kontextfrei, da auf der linken Seite je ein Nichterminal steht, auf der rechten Seite zum Teil mehrere Nichterminale:</text:p>
      <text:p text:style-name="P5"/>
      <text:p text:style-name="P11">&lt;Satz&gt;<text:tab/><text:tab/><text:span text:style-name="T4">→ </text:span><text:s text:c="3"/><text:tab/>&lt;Subjekt&gt; &lt;Prädikat&gt; &lt;Objekt&gt;</text:p>
      <text:p text:style-name="P11">&lt;Subjekt&gt;<text:tab/><text:span text:style-name="T4">→ </text:span><text:s text:c="2"/><text:tab/>&lt;Artikel&gt; &lt;Substantiv&gt;</text:p>
      <text:p text:style-name="P11">&lt;Objekt&gt;<text:tab/><text:span text:style-name="T4">→ </text:span><text:s text:c="3"/><text:tab/>&lt;Artikel&gt; &lt;Substantiv&gt;</text:p>
      <text:p text:style-name="P11">&lt;Artikel&gt;<text:tab/><text:span text:style-name="T4">→ </text:span><text:s text:c="3"/><text:tab/>der | die | das<text:tab/></text:p>
      <text:p text:style-name="P11">&lt;Substantiv&gt;<text:tab/><text:span text:style-name="T4">→ </text:span><text:s text:c="3"/><text:tab/>Hund | Katze | Maus</text:p>
      <text:p text:style-name="P11">&lt;Prädikat&gt;<text:tab/><text:span text:style-name="T4">→ </text:span><text:tab/>beißt | verfolgt | erschreckt | jagt | sieht</text:p>
      <text:p text:style-name="P11"/>
      <text:p text:style-name="P9"/>
      <text:p text:style-name="P17">Beispiel 2: Grammatik, die { a<text:span text:style-name="T8">n</text:span>b<text:span text:style-name="T8">n</text:span> } erzeugt</text:p>
      <text:p text:style-name="P9"/>
      <text:p text:style-name="P8">Die Menge aller Wörter, die gleich viele a's und b's hintereinander enthält, lässt sich nicht durch eine reguläre Grammatik beschreiben, bzw. nicht von einem DEA erkennen, da DEA's nicht <text:span text:style-name="T15">beliebig weit </text:span>zählen können. </text:p>
      <text:p text:style-name="P8">Mit der folgenden kontextfreien Grammatik kann man die Sprache erzeugen:</text:p>
      <text:p text:style-name="P5"/>
      <text:p text:style-name="P5">N = { S } <text:s text:c="3"/>T = { a, b }</text:p>
      <text:p text:style-name="P5">P = { <text:s/>S → aSb | ab }</text:p>
      <text:p text:style-name="P5"/>
      <text:p text:style-name="P5">Mit diesen Produktionen lassen sich beliebig lange Wörter mit gleich vielen a's und b's ableiten:</text:p>
      <text:p text:style-name="P5"/>
      <text:p text:style-name="P5">S → aSb → aaSbb → aaaSbbb → … → aaaaaaabbbbbbb</text:p>
      <text:p text:style-name="P9"/>
      <text:p text:style-name="P9"/>
      <text:p text:style-name="P18">Beispiel 3: Programmiersprachen</text:p>
      <text:p text:style-name="P12"/>
      <text:p text:style-name="P12">Die Grammatiken von Programmiersprachen sind in der Regel kontextfrei, d.h. sie haben auf der linken Seite der Produktionsregeln immer genau ein Nichttermal.</text:p>
      <text:p text:style-name="P12"/>
      <text:p text:style-name="P27"/>
      <text:p text:style-name="P25"><draw:frame text:anchor-type="paragraph" draw:z-index="0" draw:name="Form1" draw:style-name="gr1" draw:text-style-name="P29" svg:width="1.795cm" svg:height="0.63cm" svg:x="15.161cm" svg:y="0.132cm"><draw:image xlink:href="Pictures/10000000000000580000001F196641809BB809C4.png" xlink:type="simple" xlink:show="embed" xlink:actuate="onLoad" loext:mime-type="image/png"><text:p/></draw:image></draw:frame><text:span text:style-name="T2">Autor</text:span>: 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reigegeben unter <text:a xlink:type="simple" xlink:href="https://creativecommons.org/licenses/by-nc-sa/4.0/" text:style-name="Internet_20_link" text:visited-style-name="Visited_20_Internet_20_Link">CC BY-NC-SA 4.0</text:a>, <text:span text:style-name="T18">März 2022</text:span></text:p>
      <text:p text:style-name="P26"><text:span text:style-name="T2">Quellen</text:span>: Aufgaben von Daniel Garmann</text:p>
      <text:p text:style-name="P18"><text:soft-page-break/>Begriffe „kontextfrei“ und „kontextsensitiv“</text:p>
      <text:p text:style-name="P12"/>
      <text:p text:style-name="P12">Der Begriff kontext<text:span text:style-name="T16">frei</text:span> bedeutet, dass das Nichterminal auf der linken Seite immer auf die gleiche Art ersetzt wird, unabhängig vom Kontext. <text:span text:style-name="T15">Mit „Kontext“ ist hier gemeint, welche Zeichen vor bzw. nach dem Nichtterminal stehen.</text:span></text:p>
      <text:p text:style-name="P12"/>
      <text:p text:style-name="P12">Ein Beispiel für eine nicht-kontextfreie Grammatik ist eine kontext<text:span text:style-name="T16">sensitive</text:span> Grammatik: </text:p>
      <text:p text:style-name="P12"/>
      <text:p text:style-name="P12">P = { <text:tab/><text:span text:style-name="T10">xy</text:span>A<text:span text:style-name="T10">z</text:span> → <text:span text:style-name="T10">xy</text:span>xyBx<text:span text:style-name="T10">z </text:span></text:p>
      <text:p text:style-name="P12"><text:tab/><text:span text:style-name="T10">zz</text:span>A<text:span text:style-name="T10">x</text:span> → <text:span text:style-name="T10">zz</text:span>AByy<text:span text:style-name="T10">x</text:span> <text:s/>}</text:p>
      <text:p text:style-name="P12"/>
      <text:p text:style-name="P13">In diesem (nicht weiter sinnvollen) Beispiel <text:span text:style-name="T15">wird das</text:span> das Symbol A abhängig vom Kontext <text:span text:style-name="T11">ersetzt: </text:span>Falls vor <text:span text:style-name="T15">A</text:span> xy und dahinter z steht, wird A ersetzt durch xyBx. </text:p>
      <text:p text:style-name="P13">Falls vor <text:span text:style-name="T15">A</text:span> zz und hinterher x steht, wird A ersetzt durch AByy.</text:p>
      <text:p text:style-name="P12"/>
      <text:p text:style-name="P19">Aufgabe 1</text:p>
      <text:p text:style-name="P14"/>
      <text:p text:style-name="P15">Gegeben sei die folgende kontextfreie Grammatik G = (T, N, S, P) <text:span text:style-name="T11">mit</text:span></text:p>
      <text:p text:style-name="P15">T = { a, b }, <text:s text:c="2"/>N = { S }, <text:s text:c="2"/>S = S, <text:s text:c="2"/>P = { S → a | b | SS }</text:p>
      <text:p text:style-name="P14"/>
      <text:list xml:id="list1397254165" text:style-name="L1">
        <text:list-item>
          <text:p text:style-name="P28">Begründe, dass die Grammatik nicht regulär ist.</text:p>
        </text:list-item>
        <text:list-item>
          <text:p text:style-name="P28">Zeige, dass die von der Grammatik erzeugte Sprache jedoch regulär ist.</text:p>
        </text:list-item>
      </text:list>
      <text:p text:style-name="P20"/>
      <text:p text:style-name="P21">Aufgabe 2</text:p>
      <text:p text:style-name="P14"/>
      <text:list xml:id="list142745196015593" text:continue-list="list1397254165" text:style-name="L1">
        <text:list-item text:start-value="1">
          <text:p text:style-name="P28">Entwirf eine Grammatik, die wohlgeformte Klammerpaare erzeugt.<text:line-break/>„Wohlgeformt“ bedeutet, dass es zu jeder öffnenden eine schließende Klammer gibt, und die Klammern <text:span text:style-name="T13">in der richtigen Reihenfolge öffnen bzw. schließen</text:span>.<text:line-break/>Beispiele: <text:s text:c="2"/>( ) <text:s text:c="2"/>oder <text:s text:c="2"/>( ( ( ) ( ) ) ( ) ) <text:s text:c="2"/>oder <text:s text:c="2"/>( ( ( ( ( ) ( ( ) ) ) ) ) ( ) ( ) )<text:line-break/>Beispiel für Wörter, die nicht in der Sprache enthalten sind: <text:s text:c="2"/>) ( ) ( <text:s text:c="2"/>oder ( ) ) (</text:p>
        </text:list-item>
        <text:list-item>
          <text:p text:style-name="P28">Begründe, warum es keine äquivalente reguläre Grammatik gibt.</text:p>
        </text:list-item>
      </text:list>
      <text:p text:style-name="P20"/>
      <text:p text:style-name="P19">Aufgabe 3</text:p>
      <text:p text:style-name="P14"/>
      <text:p text:style-name="P14">Gegeben ist die Grammatik G = (T, N, S, P) <text:s/>mit <text:s/>T = { a, b }, <text:s/>N = { S }, <text:s/>S = S <text:s/>und</text:p>
      <text:p text:style-name="P14">P = { <text:s/>S → aSb <text:s/>| <text:s/>bSa <text:s/>| <text:s/>SS <text:s/><text:span text:style-name="T12">| <text:s/>ab <text:s/>| <text:s/>ba</text:span> <text:s/>}</text:p>
      <text:p text:style-name="P14"/>
      <text:list xml:id="list142746833230527" text:continue-list="list142745196015593" text:style-name="L1">
        <text:list-item text:start-value="1">
          <text:p text:style-name="P28">Beschreibe, welche Worte die Sprache L(G) umfasst. <text:line-break/>Begründe <text:span text:style-name="T13">damit</text:span>, warum es keine äquivalente reguläre Grammatik geben kann.</text:p>
        </text:list-item>
        <text:list-item>
          <text:p text:style-name="P28">Gib für das Wort ababab mindestens <text:span text:style-name="T11">drei</text:span> verschiedene Ableitungen an.</text:p>
        </text:list-item>
        <text:list-item>
          <text:p text:style-name="P28">Begründe per Ableitung, welche der folgenden Worte in der Sprache L(G) enthalten sind:<text:line-break/>aabbba, <text:s text:c="2"/>abbbba, <text:s text:c="2"/>bbbaaa</text:p>
        </text:list-item>
      </text:list>
      <text:p text:style-name="P14"/>
      <text:p text:style-name="P19">Aufgabe 4</text:p>
      <text:p text:style-name="P14"/>
      <text:p text:style-name="P14">Die Sprache der „dualen Palindrome“ besteht aus Binärzahlen, welche vorwärts und rückwärts gelesen die gleiche Zahl ergeben. Beispiele sind <text:s text:c="2"/>11 <text:s text:c="2"/>oder <text:s text:c="2"/>101 <text:s text:c="2"/>oder <text:s text:c="2"/>001100 <text:s text:c="2"/>oder <text:s text:c="2"/>0110110 </text:p>
      <text:p text:style-name="P14"/>
      <text:list xml:id="list142746073469611" text:continue-list="list142746833230527" text:style-name="L1">
        <text:list-item text:start-value="1">
          <text:p text:style-name="P28">Entwirf eine Grammatik, <text:span text:style-name="T13">die</text:span> diese Sprache erzeugt.</text:p>
        </text:list-item>
        <text:list-item>
          <text:p text:style-name="P28">Begründe, warum die Grammatik nicht regulär sein kan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7cm" style:rel-column-width="27395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5c2dc3" officeooo:paragraph-rsid="005c2dc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Kontextfreie Grammatik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2T14:27:44.901000000</dc:date>
    <meta:editing-duration>PT6H33M59S</meta:editing-duration>
    <meta:editing-cycles>68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55" meta:word-count="692" meta:character-count="3994" meta:non-whitespace-character-count="3273"/>
  </office:meta>
</office:document-meta>
</file>